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automatic-styles>
    <style:style style:name="P1" style:family="paragraph" style:parent-style-name="Title">
      <style:text-properties officeooo:rsid="001efbc7" officeooo:paragraph-rsid="001efbc7"/>
    </style:style>
    <style:style style:name="P2" style:family="paragraph" style:parent-style-name="Heading">
      <style:paragraph-properties fo:text-align="center" style:justify-single-word="false"/>
      <style:text-properties officeooo:rsid="001efbc7" officeooo:paragraph-rsid="001efbc7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paragraph-rsid="001efbc7"/>
    </style:style>
    <style:style style:name="P5" style:family="paragraph" style:parent-style-name="Text_20_body" style:list-style-name="List_20_1">
      <style:text-properties officeooo:paragraph-rsid="001efbc7"/>
    </style:style>
    <style:style style:name="P6" style:family="paragraph" style:parent-style-name="Text_20_body" style:list-style-name="List_20_1">
      <style:text-properties officeooo:rsid="001efbc7" officeooo:paragraph-rsid="001efbc7"/>
    </style:style>
    <style:style style:name="P7" style:family="paragraph" style:parent-style-name="Heading_20_1">
      <style:paragraph-properties fo:break-before="page"/>
      <style:text-properties officeooo:rsid="002093e6" officeooo:paragraph-rsid="002093e6"/>
    </style:style>
    <style:style style:name="P8" style:family="paragraph" style:parent-style-name="Text_20_body">
      <style:text-properties officeooo:paragraph-rsid="002093e6"/>
    </style:style>
    <style:style style:name="P9" style:family="paragraph" style:parent-style-name="Text_20_body" style:list-style-name="Numbering_20_123">
      <style:text-properties officeooo:rsid="00209f3b" officeooo:paragraph-rsid="00209f3b"/>
    </style:style>
    <style:style style:name="P10" style:family="paragraph" style:parent-style-name="Text_20_body" style:list-style-name="Numbering_20_123">
      <style:text-properties officeooo:rsid="002093e6" officeooo:paragraph-rsid="002093e6"/>
    </style:style>
    <style:style style:name="P11" style:family="paragraph" style:parent-style-name="Text_20_body" style:list-style-name="Numbering_20_123">
      <style:text-properties fo:font-style="normal" officeooo:rsid="002093e6" officeooo:paragraph-rsid="002093e6" style:font-style-asian="normal" style:font-style-complex="normal"/>
    </style:style>
    <style:style style:name="P12" style:family="paragraph" style:parent-style-name="Text_20_body" style:list-style-name="Numbering_20_123">
      <style:text-properties fo:font-style="normal" officeooo:rsid="00209f3b" officeooo:paragraph-rsid="00209f3b" style:font-style-asian="normal" style:font-style-complex="normal"/>
    </style:style>
    <style:style style:name="P13" style:family="paragraph" style:parent-style-name="Text_20_body" style:list-style-name="Numbering_20_123">
      <style:text-properties officeooo:paragraph-rsid="00222f9a"/>
    </style:style>
    <style:style style:name="P14" style:family="paragraph" style:parent-style-name="Heading_20_1">
      <style:paragraph-properties fo:break-before="page"/>
      <style:text-properties officeooo:rsid="00222f9a" officeooo:paragraph-rsid="00222f9a"/>
    </style:style>
    <style:style style:name="P15" style:family="paragraph" style:parent-style-name="Text_20_body">
      <style:text-properties officeooo:paragraph-rsid="00222f9a"/>
    </style:style>
    <style:style style:name="P16" style:family="paragraph" style:parent-style-name="Text_20_body">
      <style:text-properties officeooo:rsid="00222f9a" officeooo:paragraph-rsid="00222f9a"/>
    </style:style>
    <style:style style:name="P17" style:family="paragraph" style:parent-style-name="Preformatted_20_Text">
      <style:text-properties officeooo:rsid="00222f9a" officeooo:paragraph-rsid="00222f9a"/>
    </style:style>
    <style:style style:name="P18" style:family="paragraph" style:parent-style-name="Preformatted_20_Text">
      <style:text-properties officeooo:rsid="00222f9a" officeooo:paragraph-rsid="0023d872"/>
    </style:style>
    <style:style style:name="P19" style:family="paragraph" style:parent-style-name="Preformatted_20_Text">
      <style:text-properties officeooo:rsid="0023d872" officeooo:paragraph-rsid="0023d872"/>
    </style:style>
    <style:style style:name="P20" style:family="paragraph" style:parent-style-name="Text_20_body">
      <style:text-properties officeooo:rsid="0023d872" officeooo:paragraph-rsid="0023d872"/>
    </style:style>
    <style:style style:name="P21" style:family="paragraph" style:parent-style-name="Heading_20_1">
      <style:text-properties officeooo:rsid="00257e0d" officeooo:paragraph-rsid="00257e0d"/>
    </style:style>
    <style:style style:name="P22" style:family="paragraph" style:parent-style-name="Text_20_body">
      <style:text-properties officeooo:paragraph-rsid="00257e0d"/>
    </style:style>
    <style:style style:name="P23" style:family="paragraph" style:parent-style-name="Text_20_body" style:list-style-name="List_20_1">
      <style:text-properties officeooo:paragraph-rsid="00257e0d"/>
    </style:style>
    <style:style style:name="P24" style:family="paragraph" style:parent-style-name="Text_20_body" style:list-style-name="List_20_1">
      <style:text-properties officeooo:rsid="00257e0d" officeooo:paragraph-rsid="00257e0d"/>
    </style:style>
    <style:style style:name="P25" style:family="paragraph" style:parent-style-name="Preformatted_20_Text" style:list-style-name="List_20_1">
      <style:text-properties officeooo:rsid="00257e0d" officeooo:paragraph-rsid="00257e0d"/>
    </style:style>
    <style:style style:name="P26" style:family="paragraph" style:parent-style-name="Preformatted_20_Text">
      <style:text-properties officeooo:rsid="00257e0d" officeooo:paragraph-rsid="00257e0d"/>
    </style:style>
    <style:style style:name="P27" style:family="paragraph" style:parent-style-name="Preformatted_20_Text" style:list-style-name="List_20_1">
      <style:text-properties officeooo:rsid="0025c368" officeooo:paragraph-rsid="0025c368"/>
    </style:style>
    <style:style style:name="P28" style:family="paragraph" style:parent-style-name="Preformatted_20_Text">
      <style:text-properties officeooo:rsid="0025c368" officeooo:paragraph-rsid="0025c368"/>
    </style:style>
    <style:style style:name="P29" style:family="paragraph" style:parent-style-name="Text_20_body" style:list-style-name="List_20_1">
      <style:text-properties officeooo:paragraph-rsid="0025c368"/>
    </style:style>
    <style:style style:name="T1" style:family="text">
      <style:text-properties fo:color="#2a6099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officeooo:rsid="001efbc7"/>
    </style:style>
    <style:style style:name="T4" style:family="text">
      <style:text-properties fo:font-style="italic" fo:font-weight="normal" officeooo:rsid="001efbc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2093e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09f3b"/>
    </style:style>
    <style:style style:name="T10" style:family="text">
      <style:text-properties fo:font-style="italic" officeooo:rsid="00209f3b" style:font-style-asian="italic" style:font-style-complex="italic"/>
    </style:style>
    <style:style style:name="T11" style:family="text">
      <style:text-properties fo:font-style="italic" officeooo:rsid="00222f9a" style:font-style-asian="italic" style:font-style-complex="italic"/>
    </style:style>
    <style:style style:name="T12" style:family="text">
      <style:text-properties officeooo:rsid="00222f9a"/>
    </style:style>
    <style:style style:name="T13" style:family="text">
      <style:text-properties officeooo:rsid="0023d872"/>
    </style:style>
    <style:style style:name="T14" style:family="text">
      <style:text-properties officeooo:rsid="00257e0d"/>
    </style:style>
    <style:style style:name="T15" style:family="text">
      <style:text-properties fo:font-style="italic" officeooo:rsid="00257e0d" style:font-style-asian="italic" style:font-style-complex="italic"/>
    </style:style>
    <style:style style:name="T16" style:family="text">
      <style:text-properties fo:font-style="normal" officeooo:rsid="00257e0d" style:font-style-asian="normal" style:font-style-complex="normal"/>
    </style:style>
    <style:style style:name="T17" style:family="text">
      <style:text-properties officeooo:rsid="0025c368"/>
    </style:style>
    <style:style style:name="T18" style:family="text">
      <style:text-properties fo:font-style="italic" officeooo:rsid="0025c368" style:font-style-asian="italic" style:font-style-complex="italic"/>
    </style:style>
    <style:style style:name="T19" style:family="text">
      <style:text-properties fo:font-style="normal" officeooo:rsid="0025c36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ython</text:span> For Absolute Beginners</text:p>
      <text:p text:style-name="P2">Created By <text:span text:style-name="T2">Shivansh Shrivastava</text:span>.</text:p>
      <text:h text:style-name="P3" text:outline-level="1">Introduction</text:h>
      <text:p text:style-name="P4"/>
      <text:list xml:id="list4276340175" text:style-name="List_20_1">
        <text:list-item>
          <text:p text:style-name="P5"><text:span text:style-name="T3">Python is the scripting language created in </text:span><text:span text:style-name="T4">C</text:span><text:span text:style-name="T3">.</text:span></text:p>
        </text:list-item>
        <text:list-item>
          <text:p text:style-name="P5"><text:span text:style-name="T3">Its easy to use compared to other programming languages like </text:span><text:span text:style-name="T4">Java</text:span><text:span text:style-name="T3">, </text:span><text:span text:style-name="T4">C</text:span><text:span text:style-name="T3">, </text:span><text:span text:style-name="T4">C++</text:span><text:span text:style-name="T3"> and </text:span><text:span text:style-name="T4">Golang</text:span><text:span text:style-name="T3">.</text:span></text:p>
        </text:list-item>
        <text:list-item>
          <text:p text:style-name="P5"><text:span text:style-name="T3">It has a rather extensive standard library which includes packages like </text:span><text:span text:style-name="T4">urllib</text:span><text:span text:style-name="T3"> (library to make requests on web), </text:span><text:span text:style-name="T4">argparse</text:span><text:span text:style-name="T3"> (my favourite, is used to parse command line arguments).</text:span></text:p>
        </text:list-item>
        <text:list-item>
          <text:p text:style-name="P6">It has a lot, I mean a lot of creative external packages like (<text:span text:style-name="T5">colorama</text:span>, <text:span text:style-name="T5">requesets</text:span>, <text:span text:style-name="T5">pyside2</text:span>, <text:span text:style-name="T5">numpy</text:span>, <text:span text:style-name="T5">matplotlib</text:span>, <text:span text:style-name="T5">astropy</text:span>, etc.) just a name<text:span text:style-name="T6">s</text:span> of few!</text:p>
        </text:list-item>
      </text:list>
      <text:h text:style-name="P7" text:outline-level="1">Writing our first program in python</text:h>
      <text:p text:style-name="P8"/>
      <text:list text:style-name="Numbering_20_123">
        <text:list-item>
          <text:p text:style-name="P9">Install text editor for your platform (like <text:span text:style-name="T7">notepad++</text:span>, <text:span text:style-name="T7">vscode, sublime text, geany, etc.</text:span><text:span text:style-name="T8">)</text:span></text:p>
        </text:list-item>
        <text:list-item>
          <text:p text:style-name="P10">Install python from python’s website <text:span text:style-name="T9">or some package manager</text:span> for your platform.</text:p>
        </text:list-item>
        <text:list-item>
          <text:p text:style-name="P10">Create folder named <text:span text:style-name="T7">python-tutorial.</text:span></text:p>
        </text:list-item>
        <text:list-item>
          <text:p text:style-name="P11">Into that folder create file named <text:span text:style-name="T7">hello.py.</text:span></text:p>
        </text:list-item>
        <text:list-item>
          <text:p text:style-name="P12">Open file <text:span text:style-name="T7">hello.py </text:span>in in favourate text editor.</text:p>
        </text:list-item>
        <text:list-item>
          <text:p text:style-name="P13"><text:span text:style-name="T9">Type</text:span> <text:span text:style-name="T10">print</text:span><text:span text:style-name="T11">(</text:span><text:span text:style-name="T10">“Hello World!”</text:span><text:span text:style-name="T11">)</text:span><text:span text:style-name="T10">.</text:span></text:p>
        </text:list-item>
        <text:list-item>
          <text:p text:style-name="P12">Change directory to <text:span text:style-name="T7">python-tutorial </text:span>in terminal or command line.</text:p>
        </text:list-item>
        <text:list-item>
          <text:p text:style-name="P12">Type <text:span text:style-name="T7">python3 hello.py </text:span><text:span text:style-name="T12">in terminal or command line</text:span>.</text:p>
        </text:list-item>
        <text:list-item>
          <text:p text:style-name="P12">It should show text <text:span text:style-name="T7">Hello World!</text:span>.</text:p>
        </text:list-item>
      </text:list>
      <text:h text:style-name="P14" text:outline-level="1">Variables</text:h>
      <text:p text:style-name="P15"/>
      <text:p text:style-name="P16">Variables are the special type of containers that store some kind of a value, example:</text:p>
      <text:p text:style-name="P16"/>
      <text:p text:style-name="Preformatted_20_Text">integer<text:span text:style-name="T12">_var</text:span> <text:span text:style-name="T12">= 5</text:span></text:p>
      <text:p text:style-name="P17">character_var = ‘a’</text:p>
      <text:p text:style-name="P17">boolean_var_one = True</text:p>
      <text:p text:style-name="P17">boolean_var_two = False</text:p>
      <text:p text:style-name="P17">string_var = “Hello World!!”</text:p>
      <text:p text:style-name="P17">formated_string_var = f“Number: {integer_var}”</text:p>
      <text:p text:style-name="P17"/>
      <text:p text:style-name="P17"/>
      <text:p text:style-name="P16">As you can there are multiple types of variable that can be decl<text:span text:style-name="T13">a</text:span>red and used, types are (integer, boolean, character, string, formated string<text:span text:style-name="T13">)</text:span>.</text:p>
      <text:p text:style-name="P16"/>
      <text:p text:style-name="P16">You can use variables in your code like this:</text:p>
      <text:p text:style-name="P16"/>
      <text:p text:style-name="P18">print(“<text:span text:style-name="T13">String: </text:span>”, <text:span text:style-name="T13">string_var)</text:span></text:p>
      <text:p text:style-name="P17">print(“<text:span text:style-name="T13">Integer: “, </text:span>integer_var)</text:p>
      <text:p text:style-name="P17">print(“<text:span text:style-name="T13">Character: “, </text:span>character_var)</text:p>
      <text:p text:style-name="P17">print(“<text:span text:style-name="T13">Boolean True: “, </text:span>boolean_var_one)</text:p>
      <text:p text:style-name="P18">print(“<text:span text:style-name="T13">Boolean False: “, </text:span>boolean_var_<text:span text:style-name="T13">two</text:span>)</text:p>
      <text:p text:style-name="P19">print(“Formated string: ”, formated_string_var)</text:p>
      <text:p text:style-name="P19"/>
      <text:p text:style-name="P19"/>
      <text:p text:style-name="P20">You can re-declare the variables like this:</text:p>
      <text:p text:style-name="P20"/>
      <text:p text:style-name="P19">integer_var = 20</text:p>
      <text:p text:style-name="P19">character_var = ‘b’</text:p>
      <text:p text:style-name="P19">boolean_var_two = True</text:p>
      <text:p text:style-name="P19">boolean_var_one = False</text:p>
      <text:p text:style-name="P19">string_var = “Shivansh!”</text:p>
      <text:p text:style-name="P19">formated_string_var = “Hello {string_var}”</text:p>
      <text:p text:style-name="P19"/>
      <text:p text:style-name="Text_20_body"/>
      <text:p text:style-name="P20">You can new variable by using existing variable like this:</text:p>
      <text:p text:style-name="P20"/>
      <text:p text:style-name="P19">my_age = integer_var</text:p>
      <text:p text:style-name="P19">my_name = string_var</text:p>
      <text:p text:style-name="P19">world_sucks = boolean_var_two</text:p>
      <text:p text:style-name="P19"/>
      <text:p text:style-name="Text_20_body"/>
      <text:h text:style-name="P21" text:outline-level="1"><text:soft-page-break/>Project 1</text:h>
      <text:p text:style-name="P22"/>
      <text:list text:continue-list="list4276340175" text:style-name="List_20_1">
        <text:list-item>
          <text:p text:style-name="P23"><text:span text:style-name="T14">Create file </text:span><text:span text:style-name="T15">variables.py </text:span><text:span text:style-name="T16">in your project folder.</text:span></text:p>
        </text:list-item>
        <text:list-item>
          <text:p text:style-name="P24"><text:span text:style-name="T8">Create variables like this (replace variable values as you want):</text:span></text:p>
          <text:p text:style-name="P25"/>
          <text:p text:style-name="P25">integer_var = 20</text:p>
          <text:p text:style-name="P25">string_var_one = “Shivansh”</text:p>
          <text:p text:style-name="P25">string_var_two = “Shrivastava”</text:p>
        </text:list-item>
      </text:list>
      <text:p text:style-name="P26"/>
      <text:p text:style-name="P26"/>
      <text:list text:continue-numbering="true" text:style-name="List_20_1">
        <text:list-item>
          <text:p text:style-name="P24">Declare more variables with names of existing variables:</text:p>
          <text:p text:style-name="P25"/>
          <text:p text:style-name="P25">my_age = integer_var</text:p>
          <text:p text:style-name="P27">my_name = string_var_one</text:p>
          <text:p text:style-name="P27">my_surname = string_var_two</text:p>
          <text:p text:style-name="P27">my_full_name = f”{my_name} {my_surname}”</text:p>
        </text:list-item>
      </text:list>
      <text:p text:style-name="P28"/>
      <text:p text:style-name="P28"/>
      <text:list text:continue-numbering="true" text:style-name="List_20_1">
        <text:list-item>
          <text:p text:style-name="P29"><text:span text:style-name="T17">Use </text:span><text:span text:style-name="T18">print</text:span><text:span text:style-name="T19"> function to show them in the terminal or command line:</text:span></text:p>
          <text:p text:style-name="P27"/>
          <text:p text:style-name="P27">print(“My age: “, my_age)</text:p>
          <text:p text:style-name="P27">print(“My name: “, my_name)</text:p>
        </text:list-item>
      </text:list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00:57:58.811625241</meta:creation-date>
    <dc:date>2025-03-08T02:17:56.352175101</dc:date>
    <meta:editing-duration>PT6M37S</meta:editing-duration>
    <meta:editing-cycles>1</meta:editing-cycles>
    <meta:document-statistic meta:table-count="0" meta:image-count="0" meta:object-count="0" meta:page-count="5" meta:paragraph-count="61" meta:word-count="393" meta:character-count="2526" meta:non-whitespace-character-count="2220"/>
    <meta:generator>LibreOffice/24.8.2.1$Linux_X86_64 LibreOffice_project/480$Build-1</meta:generator>
  </office:meta>
</office:document-meta>
</file>